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741cm" fo:margin-right="0cm" fo:text-indent="-0.635cm" style:auto-text-indent="false"/>
    </style:style>
    <style:style style:name="P5" style:family="paragraph" style:parent-style-name="Standard">
      <style:paragraph-properties fo:margin-left="0.741cm" fo:margin-right="0cm" fo:text-indent="-0.635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741cm" fo:margin-right="0cm" fo:text-indent="-0.635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741cm" fo:margin-right="0cm" fo:text-indent="-0.635cm" style:auto-text-indent="false"/>
      <style:text-properties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3"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Dokument:</text:span> Wizja Projektu ver. 0.1</text:p>
      <text:p text:style-name="Standard"><text:span text:style-name="T4">Pełny tytuł:</text:span> Wizja projektu aplikacji webowej do szybkiego wykonywania predykcji statystycznych z użyciem technik Machine Learningu</text:p>
      <text:p text:style-name="Standard"><text:span text:style-name="T4">Autorzy projektu: </text:span>Mateusz Macias, Michał Preibisch, Michał Figlus, Bartek Bancerek</text:p>
      <text:p text:style-name="Standard"><text:span text:style-name="T4">Autorzy dokumentu:</text:span> Mateusz Macias</text:p>
      <text:p text:style-name="Standard"/>
      <text:p text:style-name="P1">OGÓLNY OPIS PROJEKTU</text:p>
      <text:p text:style-name="P2"/>
      <text:p text:style-name="P3">Celem projektu jest stworzenie webowej aplikacji umożliwiającej dokonywanie predykcji statystycznej - wykonywanej z użyciem między innymi technik Machine Learningowych – osobom, które nie są zaznajomione z zagadnieniami tych dziedzin. Aplikacja ma umożliwiać użytkownikowi:</text:p>
      <text:list xml:id="list8173748277067224436" text:style-name="L1">
        <text:list-item>
          <text:p text:style-name="P10">upload danych statystycznych na podstawie których ma być wykonywana predykcja. Takie dane mogą przyjąć np. format tabeli excel.</text:p>
        </text:list-item>
        <text:list-item>
          <text:p text:style-name="P10">Wskazanie kolumny, której wartość będziemy chcieli przewidywać (zmienna celu), na podstawie wartości z pozostałych kolumn (argumenty).</text:p>
        </text:list-item>
        <text:list-item>
          <text:p text:style-name="P10">Możliwość podania wartości argumentów, dla których chcemy przewidzieć wartość funkcji celu.</text:p>
        </text:list-item>
      </text:list>
      <text:p text:style-name="P6"><text:tab/>Poza tym, aplikacja powinna posiadać system rejestracji i logowania użytkowników pozwalający między innymi na zapisanie raz wczytanego modelu (raz wysłanego pliku z danymi), a także zagwarantuje, że nikt inny nie będzie miał do wysłanych danych dostępu.</text:p>
      <text:p text:style-name="P4"/>
      <text:p text:style-name="P4"><text:span text:style-name="T2">PRZYKŁAD ZASTOSOWANIA</text:span><text:span text:style-name="T1"> </text:span></text:p>
      <text:p text:style-name="P5"/>
      <text:p text:style-name="P7"><text:span text:style-name="T5"><text:tab/>Pracownik banku ma za zadanie przewidzieć czy klient spłaci zaciągnięty kredyt. Posiada dane na temat dawnych klientów banku zawierające podstawowe dane, takie jak wysokość pensji, historia kredytowa czy wiek, a także informacje o tym ,czy dany klient spłacił kredyt ,czy też nie (np. w kolumnie czy_spłacił). Jeśli takie dane są dostatecznie ustrukturyzowane można spróbować zastosować do nich generyczne Machine Learningowe metody predykcji. To jednak wymaga znajomości podstaw dziedziny, jak i również umiejętności programowania. Przy pomocy naszego narzędzia może jednak zalogować się do naszej aplikacji webowej, zuploadować dane w postaci arkusza kalkulacyjnego i wskazać ,że chce przewidywać wartość kolumny ,czy_spłacił. Od tej pory może – za pośrednictwem naszej aplikacji – przewidywać ,czy według naszego modelu, dany klient (określony zestawem wskazanych wcześniej atrybutów) spłaci kredyt ,czy też nie. Oczywiście w prawdziwym banku należałoby stworzyć pełnoprawny dedykowany system, gwarantujący lepszy procent poprawnych odpowiedzi, jednak jest to inwestycja pieniędzy i czasu. Nasza aplikacja pozwala stworzyć prototyp w 10-15 minut.</text:span></text:p>
      <text:p text:style-name="P6"/>
      <text:p text:style-name="P4"><text:span text:style-name="T3">SZCZEGÓŁOWY OPIS</text:span><text:span text:style-name="T1"> </text:span></text:p>
      <text:p text:style-name="P6"/>
      <text:p text:style-name="P6"><text:tab/>Aplikacja webowa ma się składać z następujących części:</text:p>
      <text:list xml:id="list5104761915268693799" text:style-name="L2">
        <text:list-item>
          <text:p text:style-name="P11">Strony WWW – służącej za graficzny interfejs użytkownika aplikacji.</text:p>
        </text:list-item>
        <text:list-item>
          <text:p text:style-name="P11">Zestawu funkcji - służących do dokonywania predykcji dla danych statystycznej. Przy pomocy tych funkcji będzie wyliczana odpowiedź.</text:p>
        </text:list-item>
        <text:list-item>
          <text:p text:style-name="P13"><text:span text:style-name="T5">Bazy Danych – zawierającej info</text:span><text:span text:style-name="T5">rmacje o kontach użytkownika, zuploadowanych plikach i już wytrenowanych modelach.</text:span></text:p>
        </text:list-item>
        <text:list-item>
          <text:p text:style-name="P11">Serwera – będącego spoiwem całości. Odbierający zapytania i dokonujący wymaganych obliczeń przy pomocy zestawu funkcji statystycznych.</text:p>
        </text:list-item>
      </text:list>
      <text:p text:style-name="P14"/>
      <text:p text:style-name="P15">ZAKRES DO ZREALIZOWANIA NA IO</text:p>
      <text:p text:style-name="P8"><text:tab/></text:p>
      <text:p text:style-name="P9"><text:tab/>Na IO zamierzamy zrealizować powyższy zakres bez rejestracji użytkowników. W zamian za to już zuploadowane plik będą chronione przez bardzo długi adres URL (coś w stylu google docs).</text:p>
      <text:p text:style-name="P9">Precyzyjnie zakres tego co planujemy to to:</text:p>
      <text:list xml:id="list4150857500300345154" text:style-name="L3">
        <text:list-item>
          <text:p text:style-name="P12">Trzy strony HTML:</text:p>
          <text:list>
            <text:list-item>
              <text:p text:style-name="P12">Do wczytania/uploadu pliku na serwer.</text:p>
            </text:list-item>
            <text:list-item>
              <text:p text:style-name="P12">Do dokonania wyboru predykowanej kolumny i wyboru modelu.</text:p>
            </text:list-item>
            <text:list-item>
              <text:p text:style-name="P12">Umożliwiająca ręczne wpisanie cech ,dla których chcemy dokonać predykcji i obliczenie wyniku.</text:p>
            </text:list-item>
          </text:list>
        </text:list-item>
        <text:list-item>
          <text:p text:style-name="P12">Serwer napisany w Django. Służący do obsługi żądań ze strony WWW. Zabezpieczony przed podstawowymi atakami: CSRF czy SQLinjection.</text:p>
        </text:list-item>
        <text:list-item>
          <text:p text:style-name="P12">Baza danych 3-nf przetrzymująca informacja o obiektach.</text:p>
        </text:list-item>
        <text:list-item>
          <text:p text:style-name="P12">Wszelkie długo zajmujące obliczenia realizowane w oddzielnym wątku pythonowskim, a nie w głównym wątku django.</text:p>
        </text:list-item>
        <text:list-item>
          <text:p text:style-name="P12">Możliwość dostania się do już wygenerowanego modelu poprzez podanie długiego, losowo generowanego adresu URL (zabezpieczenie w stylu google docs).</text:p>
        </text:list-item>
        <text:list-item>
          <text:p text:style-name="P12">Aplikacja zrealizowana będzie po angielsk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z Macias</meta:initial-creator>
    <meta:creation-date>2016-03-01T16:42:43.777827597</meta:creation-date>
    <dc:date>2016-03-07T22:29:34.84</dc:date>
    <meta:editing-duration>PT37M38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31" meta:word-count="523" meta:character-count="3831"/>
  </office:meta>
</office:document-meta>
</file>